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0.000000000000000pt"/>
    </style:style>
    <style:style style:name="co2" style:family="table-column">
      <style:table-column-properties style:column-width="118.999999999984880pt"/>
    </style:style>
    <style:style style:name="co3" style:family="table-column">
      <style:table-column-properties style:column-width="56.749999999989825pt"/>
    </style:style>
    <style:style style:name="co4" style:family="table-column">
      <style:table-column-properties style:column-width="125.000000000000000pt"/>
    </style:style>
    <style:style style:name="co5" style:family="table-column">
      <style:table-column-properties style:column-width="56.499999999985505pt"/>
    </style:style>
    <style:style style:name="co6" style:family="table-column">
      <style:table-column-properties style:column-width="120.249999999963507pt"/>
    </style:style>
    <style:style style:name="ro1" style:family="table-row">
      <style:table-row-properties style:row-height="14.000000000000000pt"/>
    </style:style>
    <style:style style:name="ce1" style:family="table-cell">
      <style:table-cell-properties fo:background-color="#ffdd00"/>
      <style:text-properties fo:color="#1f1c1b"/>
    </style:style>
    <style:style style:name="ce2" style:family="table-cell">
      <style:table-cell-properties fo:background-color="#ffdd00"/>
      <style:text-properties fo:color="#1f1c1b" fo:font-size="11.000000000000000pt" fo:font-weight="bold"/>
    </style:style>
    <style:style style:name="ce3" style:family="table-cell">
      <style:table-cell-properties fo:background-color="#ffffff"/>
      <style:text-properties fo:color="#1f1c1b"/>
    </style:style>
    <style:style style:name="ce4" style:family="table-cell">
      <style:text-properties fo:font-size="11.000000000000000pt" fo:font-weight="bold" style:text-underline-color="font-color" style:text-underline-style="solid" style:text-underline-width="auto"/>
    </style:style>
    <style:style style:name="ce5" style:family="table-cell">
      <style:table-cell-properties fo:background-color="#ff7e00" fo:border-left="1pt solid #000000" fo:border-top="1pt solid #000000"/>
      <style:text-properties fo:color="#1f1c1b" fo:font-size="11.000000000000000pt" fo:font-weight="bold"/>
    </style:style>
    <style:style style:name="ce6" style:family="table-cell">
      <style:table-cell-properties fo:background-color="#ff7e00" fo:border-right="1pt solid #000000" fo:border-top="1pt solid #000000"/>
      <style:text-properties fo:color="#1f1c1b" fo:font-size="11.000000000000000pt" fo:font-weight="bold"/>
    </style:style>
    <style:style style:name="ce7" style:family="table-cell">
      <style:table-cell-properties fo:background-color="#ff7e00" fo:border-top="1pt solid #000000"/>
      <style:text-properties fo:color="#1f1c1b" fo:font-size="11.000000000000000pt" fo:font-weight="bold"/>
    </style:style>
    <style:style style:name="ce8" style:family="table-cell">
      <style:table-cell-properties fo:background-color="#ff7e00" fo:border-left="1pt solid #000000"/>
      <style:text-properties fo:color="#1f1c1b" fo:font-size="11.000000000000000pt" fo:font-weight="bold"/>
    </style:style>
    <style:style style:name="ce9" style:family="table-cell">
      <style:table-cell-properties fo:background-color="#ff7e00" fo:border-right="1pt solid #000000"/>
      <style:text-properties fo:color="#1f1c1b" fo:font-size="11.000000000000000pt" fo:font-weight="bold"/>
    </style:style>
    <style:style style:name="ce10" style:family="table-cell">
      <style:table-cell-properties fo:background-color="#ff7e00"/>
      <style:text-properties fo:color="#1f1c1b" fo:font-size="11.000000000000000pt" fo:font-weight="bold"/>
    </style:style>
    <style:style style:name="ce11" style:family="table-cell">
      <style:table-cell-properties fo:border-left="1pt solid #000000" fo:border-top="1pt solid #000000" style:text-align-source="fix"/>
      <style:paragraph-properties fo:text-align="center"/>
      <style:text-properties fo:font-weight="bold"/>
    </style:style>
    <style:style style:name="ce12" style:family="table-cell">
      <style:table-cell-properties fo:border-right="1pt solid #000000" fo:border-top="1pt solid #000000" style:text-align-source="fix"/>
      <style:paragraph-properties fo:text-align="center"/>
      <style:text-properties fo:font-weight="bold"/>
    </style:style>
    <style:style style:name="ce13" style:family="table-cell">
      <style:table-cell-properties fo:border-top="1pt solid #000000" style:text-align-source="fix"/>
      <style:paragraph-properties fo:text-align="center"/>
      <style:text-properties fo:font-weight="bold"/>
    </style:style>
    <style:style style:name="ce14" style:family="table-cell">
      <style:table-cell-properties fo:border-top="1pt solid #000000" style:text-align-source="fix"/>
      <style:paragraph-properties fo:text-align="center"/>
      <style:text-properties fo:font-style="italic" fo:font-weight="bold"/>
    </style:style>
    <style:style style:name="ce15" style:family="table-cell">
      <style:table-cell-properties fo:border-right="1pt solid #000000" fo:border-top="1pt solid #000000" style:text-align-source="fix"/>
      <style:paragraph-properties fo:text-align="center"/>
      <style:text-properties fo:font-family="Sans Serif" fo:font-size="10.000000000000000pt" fo:font-weight="bold"/>
    </style:style>
    <style:style style:name="ce16" style:family="table-cell">
      <style:table-cell-properties fo:border-bottom="1pt solid #000000" fo:border-left="1pt solid #000000" style:text-align-source="fix"/>
      <style:paragraph-properties fo:text-align="center"/>
      <style:text-properties fo:font-weight="bold"/>
    </style:style>
    <style:style style:name="ce17" style:family="table-cell">
      <style:table-cell-properties fo:border-bottom="1pt solid #000000" fo:border-right="1pt solid #000000" style:text-align-source="fix"/>
      <style:paragraph-properties fo:text-align="center"/>
      <style:text-properties fo:font-weight="bold"/>
    </style:style>
    <style:style style:name="ce18" style:family="table-cell">
      <style:table-cell-properties fo:border-bottom="1pt solid #000000" style:text-align-source="fix"/>
      <style:paragraph-properties fo:text-align="center"/>
      <style:text-properties fo:font-weight="bold"/>
    </style:style>
    <style:style style:name="ce19" style:family="table-cell">
      <style:table-cell-properties fo:border-bottom="1pt solid #000000" style:text-align-source="fix"/>
      <style:paragraph-properties fo:text-align="center"/>
      <style:text-properties fo:font-style="italic" fo:font-weight="bold"/>
    </style:style>
    <style:style style:name="ce20" style:family="table-cell">
      <style:table-cell-properties fo:border-bottom="1pt solid #000000" style:text-align-source="fix"/>
      <style:paragraph-properties fo:text-align="center"/>
      <style:text-properties fo:font-family="Sans Serif" fo:font-size="10.000000000000000pt" fo:font-weight="bold"/>
    </style:style>
    <style:style style:name="ce21" style:family="table-cell">
      <style:table-cell-properties fo:border-bottom="1pt solid #000000" fo:border-right="1pt solid #000000" style:text-align-source="fix"/>
      <style:paragraph-properties fo:text-align="center"/>
      <style:text-properties fo:font-family="Sans Serif" fo:font-size="10.000000000000000pt" fo:font-weight="bold"/>
    </style:style>
    <style:style style:name="ce22" style:family="table-cell">
      <style:table-cell-properties fo:border-left="1pt solid #000000" style:text-align-source="fix"/>
      <style:paragraph-properties fo:text-align="center"/>
      <style:text-properties fo:font-weight="bold"/>
    </style:style>
    <style:style style:name="ce23" style:family="table-cell">
      <style:table-cell-properties fo:border-right="1pt solid #000000"/>
    </style:style>
    <style:style style:name="ce24" style:family="table-cell">
      <style:table-cell-properties style:text-align-source="fix"/>
      <style:paragraph-properties fo:text-align="center"/>
      <style:text-properties fo:font-weight="bold"/>
    </style:style>
    <style:style style:name="ce25" style:family="table-cell">
      <style:text-properties fo:font-style="italic"/>
    </style:style>
    <style:style style:name="ce26" style:family="table-cell">
      <style:table-cell-properties fo:border-bottom="1pt solid #000000" fo:border-right="1pt solid #000000"/>
    </style:style>
    <style:style style:name="ce27" style:family="table-cell">
      <style:table-cell-properties fo:border-bottom="1pt solid #000000"/>
      <style:text-properties fo:font-style="italic"/>
    </style:style>
    <style:style style:name="ce28" style:family="table-cell">
      <style:table-cell-properties fo:border-bottom="1pt solid #000000"/>
    </style:style>
    <style:style style:name="ce29" style:family="table-cell">
      <style:table-cell-properties fo:background-color="#ffdd00"/>
      <style:text-properties fo:color="#1f1c1b" fo:font-family="Sans Serif" fo:font-size="11.000000000000000pt" fo:font-weight="bold"/>
    </style:style>
    <style:style style:name="ce30" style:family="table-cell">
      <style:table-cell-properties fo:background-color="#ff7e00" fo:border-bottom="1pt solid #000000" fo:border-left="1pt solid #000000" fo:border-top="1pt solid #000000"/>
      <style:text-properties fo:color="#1f1c1b" fo:font-family="Sans Serif" fo:font-size="11.000000000000000pt" fo:font-weight="bold"/>
    </style:style>
    <style:style style:name="ce31" style:family="table-cell">
      <style:table-cell-properties fo:border-bottom="1pt solid #000000" fo:border-right="1pt solid #000000" fo:border-top="1pt solid #000000"/>
    </style:style>
    <style:style style:name="ce32" style:family="table-cell">
      <style:table-cell-properties fo:background-color="#ff7e00" fo:border-bottom="1pt solid #000000" fo:border-top="1pt solid #000000"/>
      <style:text-properties fo:color="#1f1c1b" fo:font-family="Sans Serif" fo:font-size="11.000000000000000pt" fo:font-weight="bold"/>
    </style:style>
    <style:style style:name="ce33" style:family="table-cell">
      <style:table-cell-properties fo:border-bottom="1pt solid #000000" fo:border-top="1pt solid #000000"/>
    </style:style>
    <style:style style:name="ce34" style:family="table-cell">
      <style:table-cell-properties fo:border-bottom="1pt solid #000000" fo:border-top="1pt solid #000000" style:text-align-source="fix"/>
      <style:paragraph-properties fo:text-align="center"/>
    </style:style>
    <style:style style:name="ce35" style:family="table-cell">
      <style:table-cell-properties fo:background-color="#ff7e00" fo:border-bottom="1pt solid #000000" fo:border-right="1pt solid #000000" fo:border-top="1pt solid #000000"/>
      <style:text-properties fo:color="#1f1c1b" fo:font-family="Sans Serif" fo:font-size="11.000000000000000pt" fo:font-weight="bold"/>
    </style:style>
    <style:style style:name="ce36" style:family="table-cell">
      <style:table-cell-properties fo:border-left="1pt solid #000000" style:text-align-source="fix"/>
      <style:paragraph-properties fo:text-align="center"/>
      <style:text-properties fo:font-family="Sans Serif" fo:font-size="10.000000000000000pt" fo:font-weight="bold"/>
    </style:style>
    <style:style style:name="ce37" style:family="table-cell">
      <style:table-cell-properties style:text-align-source="fix"/>
      <style:paragraph-properties fo:text-align="start"/>
    </style:style>
    <style:style style:name="ce38" style:family="table-cell">
      <style:table-cell-properties fo:border-bottom="1pt solid #000000" fo:border-left="1pt solid #000000" style:text-align-source="fix"/>
      <style:paragraph-properties fo:text-align="center"/>
      <style:text-properties fo:font-family="Sans Serif" fo:font-size="10.000000000000000pt" fo:font-weight="bold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/>
        <table:table-column table:style-name="co3"/>
        <table:table-column table:style-name="co4"/>
        <table:table-column table:style-name="co5"/>
        <table:table-column table:style-name="co6"/>
        <table:table-column table:number-columns-repeated="32760"/>
        <table:table-row table:default-cell-style-name="ce1">
          <table:table-cell office:value-type="string" office:string-value="1/ Camera in 'Creative control' mode" table:style-name="ce2">
            <text:p>1/ Camera in 'Creative control' mode</text:p>
          </table:table-cell>
          <table:table-cell table:number-columns-repeated="32766"/>
        </table:table-row>
        <table:table-row table:default-cell-style-name="ce3">
          <table:table-cell table:number-columns-repeated="32767"/>
        </table:table-row>
        <table:table-row>
          <table:table-cell/>
          <table:table-cell office:value-type="string" office:string-value="List of the 14 'creative controls' of the Panasonic TZ40" table:style-name="ce4">
            <text:p>List of the 14 'creative controls' of the Panasonic TZ40</text:p>
          </table:table-cell>
        </table:table-row>
        <table:table-row>
          <table:table-cell/>
          <table:table-cell office:value-type="string" office:string-value="remark: 10 of them as tagged as 'Creative control' and 4 as 'Digital Filter' by the tag 'Scene mode')">
            <text:p>remark: 10 of them as tagged as 'Creative control' and 4 as 'Digital Filter' by the tag 'Scene mode')</text:p>
          </table:table-cell>
        </table:table-row>
        <table:table-row>
          <table:table-cell/>
        </table:table-row>
        <table:table-row>
          <table:table-cell office:value-type="string" office:string-value="Scene mode (0x8001)" table:style-name="ce5">
            <text:p>Scene mode (0x8001)</text:p>
          </table:table-cell>
          <table:table-cell table:style-name="ce6"/>
          <table:table-cell office:value-type="string" office:string-value="AdvancedSceneType (0x003d)" table:style-name="ce7">
            <text:p>AdvancedSceneType (0x003d)</text:p>
          </table:table-cell>
          <table:table-cell table:style-name="ce7" table:number-columns-repeated="3"/>
          <table:table-cell table:style-name="ce6"/>
        </table:table-row>
        <table:table-row>
          <table:table-cell office:value-type="string" office:string-value=" = Shooting mode (0x001f)" table:style-name="ce8">
            <text:p> = Shooting mode (0x001f)</text:p>
          </table:table-cell>
          <table:table-cell table:style-name="ce9"/>
          <table:table-cell table:style-name="ce10" table:number-columns-repeated="4"/>
          <table:table-cell table:style-name="ce9"/>
        </table:table-row>
        <table:table-row>
          <table:table-cell office:value-type="string" office:string-value="Value" table:style-name="ce11">
            <text:p>Value</text:p>
          </table:table-cell>
          <table:table-cell office:value-type="string" office:string-value="Meaning" table:style-name="ce12">
            <text:p>Meaning</text:p>
          </table:table-cell>
          <table:table-cell office:value-type="string" office:string-value="Value" table:style-name="ce13">
            <text:p>Value</text:p>
          </table:table-cell>
          <table:table-cell office:value-type="string" office:string-value="Meaning (French)" table:style-name="ce14" table:number-columns-spanned="2">
            <text:p>Meaning (French)</text:p>
          </table:table-cell>
          <table:covered-table-cell office:value-type="string" office:string-value="Meaning (Long)" table:style-name="ce14">
            <text:p>Meaning (Long)</text:p>
          </table:covered-table-cell>
          <table:table-cell office:value-type="string" office:string-value="Meaning (English)" table:style-name="ce15" table:number-columns-spanned="2">
            <text:p>Meaning (English)</text:p>
          </table:table-cell>
          <table:covered-table-cell office:value-type="string" office:string-value="Meaning (Long)" table:style-name="ce12">
            <text:p>Meaning (Long)</text:p>
          </table:covered-table-cell>
        </table:table-row>
        <table:table-row>
          <table:table-cell table:style-name="ce16"/>
          <table:table-cell table:style-name="ce17"/>
          <table:table-cell table:style-name="ce18"/>
          <table:table-cell office:value-type="string" office:string-value="Short (1)" table:style-name="ce19">
            <text:p>Short (1)</text:p>
          </table:table-cell>
          <table:table-cell office:value-type="string" office:string-value="Long (2)" table:style-name="ce19">
            <text:p>Long (2)</text:p>
          </table:table-cell>
          <table:table-cell office:value-type="string" office:string-value="Short (1)" table:style-name="ce20">
            <text:p>Short (1)</text:p>
          </table:table-cell>
          <table:table-cell office:value-type="string" office:string-value="Long (2)" table:style-name="ce21">
            <text:p>Long (2)</text:p>
          </table:table-cell>
        </table:table-row>
        <table:table-row>
          <table:table-cell office:value-type="float" office:value="66" table:style-name="ce22">
            <text:p>66</text:p>
          </table:table-cell>
          <table:table-cell office:value-type="string" office:string-value="Digital Filter" table:style-name="ce23">
            <text:p>Digital Filter</text:p>
          </table:table-cell>
          <table:table-cell office:value-type="float" office:value="1" table:style-name="ce24">
            <text:p>1</text:p>
          </table:table-cell>
          <table:table-cell office:value-type="string" office:string-value="ART" table:style-name="ce25">
            <text:p>ART</text:p>
          </table:table-cell>
          <table:table-cell office:value-type="string" office:string-value="Impressionisme" table:style-name="ce25">
            <text:p>Impressionisme</text:p>
          </table:table-cell>
          <table:table-cell office:value-type="string" office:string-value="IART">
            <text:p>IART</text:p>
          </table:table-cell>
          <table:table-cell office:value-type="string" office:string-value="Impressive Art" table:style-name="ce23">
            <text:p>Impressive Art</text:p>
          </table:table-cell>
        </table:table-row>
        <table:table-row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office:value-type="string" office:string-value="TCR" table:style-name="ce25">
            <text:p>TCR</text:p>
          </table:table-cell>
          <table:table-cell office:value-type="string" office:string-value="Dévelop. croisé" table:style-name="ce25">
            <text:p>Dévelop. croisé</text:p>
          </table:table-cell>
          <table:table-cell office:value-type="string" office:string-value="XPRO">
            <text:p>XPRO</text:p>
          </table:table-cell>
          <table:table-cell office:value-type="string" office:string-value="Cross Process" table:style-name="ce23">
            <text:p>Cross Process</text:p>
          </table:table-cell>
        </table:table-row>
        <table:table-row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office:value-type="string" office:string-value="COUL" table:style-name="ce25">
            <text:p>COUL</text:p>
          </table:table-cell>
          <table:table-cell office:value-type="string" office:string-value="Désaturation partielle" table:style-name="ce25">
            <text:p>Désaturation partielle</text:p>
          </table:table-cell>
          <table:table-cell office:value-type="string" office:string-value="1CLR">
            <text:p>1CLR</text:p>
          </table:table-cell>
          <table:table-cell office:value-type="string" office:string-value="One Point Color" table:style-name="ce23">
            <text:p>One Point Color</text:p>
          </table:table-cell>
        </table:table-row>
        <table:table-row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office:value-type="string" office:string-value="EFF*" table:style-name="ce25">
            <text:p>EFF*</text:p>
          </table:table-cell>
          <table:table-cell office:value-type="string" office:string-value="Filtre étoile" table:style-name="ce25">
            <text:p>Filtre étoile</text:p>
          </table:table-cell>
          <table:table-cell office:value-type="string" office:string-value="STAR">
            <text:p>STAR</text:p>
          </table:table-cell>
          <table:table-cell office:value-type="string" office:string-value="Star Filter" table:style-name="ce23">
            <text:p>Star Filter</text:p>
          </table:table-cell>
        </table:table-row>
        <table:table-row>
          <table:table-cell table:style-name="ce22"/>
          <table:table-cell table:style-name="ce23"/>
          <table:table-cell table:style-name="ce24"/>
          <table:table-cell table:style-name="ce25" table:number-columns-repeated="2"/>
          <table:table-cell/>
          <table:table-cell table:style-name="ce23"/>
        </table:table-row>
        <table:table-row>
          <table:table-cell table:style-name="ce22"/>
          <table:table-cell table:style-name="ce23"/>
          <table:table-cell table:style-name="ce24"/>
          <table:table-cell table:style-name="ce25" table:number-columns-repeated="2"/>
          <table:table-cell/>
          <table:table-cell table:style-name="ce23"/>
        </table:table-row>
        <table:table-row>
          <table:table-cell office:value-type="float" office:value="90" table:style-name="ce22">
            <text:p>90</text:p>
          </table:table-cell>
          <table:table-cell office:value-type="string" office:string-value="Creative Control" table:style-name="ce23">
            <text:p>Creative Control</text:p>
          </table:table-cell>
          <table:table-cell office:value-type="float" office:value="1" table:style-name="ce24">
            <text:p>1</text:p>
          </table:table-cell>
          <table:table-cell office:value-type="string" office:string-value="EXPS" table:style-name="ce25">
            <text:p>EXPS</text:p>
          </table:table-cell>
          <table:table-cell office:value-type="string" office:string-value="Expressif" table:style-name="ce25">
            <text:p>Expressif</text:p>
          </table:table-cell>
          <table:table-cell office:value-type="string" office:string-value="EXPS">
            <text:p>EXPS</text:p>
          </table:table-cell>
          <table:table-cell office:value-type="string" office:string-value="Expressive" table:style-name="ce23">
            <text:p>Expressive</text:p>
          </table:table-cell>
        </table:table-row>
        <table:table-row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office:value-type="string" office:string-value="RETR" table:style-name="ce25">
            <text:p>RETR</text:p>
          </table:table-cell>
          <table:table-cell office:value-type="string" office:string-value="Rétro" table:style-name="ce25">
            <text:p>Rétro</text:p>
          </table:table-cell>
          <table:table-cell office:value-type="string" office:string-value="RETR">
            <text:p>RETR</text:p>
          </table:table-cell>
          <table:table-cell office:value-type="string" office:string-value="Retro" table:style-name="ce23">
            <text:p>Retro</text:p>
          </table:table-cell>
        </table:table-row>
        <table:table-row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office:value-type="string" office:string-value="EXP+" table:style-name="ce25">
            <text:p>EXP+</text:p>
          </table:table-cell>
          <table:table-cell office:value-type="string" office:string-value="Tons clairs" table:style-name="ce25">
            <text:p>Tons clairs</text:p>
          </table:table-cell>
          <table:table-cell office:value-type="string" office:string-value="HKEY">
            <text:p>HKEY</text:p>
          </table:table-cell>
          <table:table-cell office:value-type="string" office:string-value="High Key" table:style-name="ce23">
            <text:p>High Key</text:p>
          </table:table-cell>
        </table:table-row>
        <table:table-row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office:value-type="string" office:string-value="SEPI" table:style-name="ce25">
            <text:p>SEPI</text:p>
          </table:table-cell>
          <table:table-cell office:value-type="string" office:string-value="Sépia" table:style-name="ce25">
            <text:p>Sépia</text:p>
          </table:table-cell>
          <table:table-cell office:value-type="string" office:string-value="SEPI">
            <text:p>SEPI</text:p>
          </table:table-cell>
          <table:table-cell office:value-type="string" office:string-value="Sepia" table:style-name="ce23">
            <text:p>Sepia</text:p>
          </table:table-cell>
        </table:table-row>
        <table:table-row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office:value-type="string" office:string-value="DYN+" table:style-name="ce25">
            <text:p>DYN+</text:p>
          </table:table-cell>
          <table:table-cell office:value-type="string" office:string-value="Dynamique haute" table:style-name="ce25">
            <text:p>Dynamique haute</text:p>
          </table:table-cell>
          <table:table-cell office:value-type="string" office:string-value="HDYN">
            <text:p>HDYN</text:p>
          </table:table-cell>
          <table:table-cell office:value-type="string" office:string-value="High Dynamic" table:style-name="ce23">
            <text:p>High Dynamic</text:p>
          </table:table-cell>
        </table:table-row>
        <table:table-row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office:value-type="string" office:string-value="MINI" table:style-name="ce25">
            <text:p>MINI</text:p>
          </table:table-cell>
          <table:table-cell office:value-type="string" office:string-value="Effet miniature" table:style-name="ce25">
            <text:p>Effet miniature</text:p>
          </table:table-cell>
          <table:table-cell office:value-type="string" office:string-value="MINI">
            <text:p>MINI</text:p>
          </table:table-cell>
          <table:table-cell office:value-type="string" office:string-value="Miniature Effect" table:style-name="ce23">
            <text:p>Miniature Effect</text:p>
          </table:table-cell>
        </table:table-row>
        <table:table-row>
          <table:table-cell table:style-name="ce22"/>
          <table:table-cell table:style-name="ce23"/>
          <table:table-cell office:value-type="float" office:value="9" table:style-name="ce24">
            <text:p>9</text:p>
          </table:table-cell>
          <table:table-cell office:value-type="string" office:string-value="EXP-" table:style-name="ce25">
            <text:p>EXP-</text:p>
          </table:table-cell>
          <table:table-cell office:value-type="string" office:string-value="Clair-obscur" table:style-name="ce25">
            <text:p>Clair-obscur</text:p>
          </table:table-cell>
          <table:table-cell office:value-type="string" office:string-value="LKEY">
            <text:p>LKEY</text:p>
          </table:table-cell>
          <table:table-cell office:value-type="string" office:string-value="Low Key" table:style-name="ce23">
            <text:p>Low Key</text:p>
          </table:table-cell>
        </table:table-row>
        <table:table-row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office:value-type="string" office:string-value="APPJ" table:style-name="ce25">
            <text:p>APPJ</text:p>
          </table:table-cell>
          <table:table-cell office:value-type="string" office:string-value="Effet jouet" table:style-name="ce25">
            <text:p>Effet jouet</text:p>
          </table:table-cell>
          <table:table-cell office:value-type="string" office:string-value="TOY">
            <text:p>TOY</text:p>
          </table:table-cell>
          <table:table-cell office:value-type="string" office:string-value="Toy Effect" table:style-name="ce23">
            <text:p>Toy Effect</text:p>
          </table:table-cell>
        </table:table-row>
        <table:table-row>
          <table:table-cell table:style-name="ce22"/>
          <table:table-cell table:style-name="ce23"/>
          <table:table-cell office:value-type="float" office:value="11" table:style-name="ce24">
            <text:p>11</text:p>
          </table:table-cell>
          <table:table-cell office:value-type="string" office:string-value="MONO" table:style-name="ce25">
            <text:p>MONO</text:p>
          </table:table-cell>
          <table:table-cell office:value-type="string" office:string-value="Monochrome dynamique" table:style-name="ce25">
            <text:p>Monochrome dynamique</text:p>
          </table:table-cell>
          <table:table-cell office:value-type="string" office:string-value="MONO">
            <text:p>MONO</text:p>
          </table:table-cell>
          <table:table-cell office:value-type="string" office:string-value="Dynamic Monochrome" table:style-name="ce23">
            <text:p>Dynamic Monochrome</text:p>
          </table:table-cell>
        </table:table-row>
        <table:table-row>
          <table:table-cell table:style-name="ce16"/>
          <table:table-cell table:style-name="ce26"/>
          <table:table-cell office:value-type="float" office:value="12" table:style-name="ce18">
            <text:p>12</text:p>
          </table:table-cell>
          <table:table-cell office:value-type="string" office:string-value="DOUX" table:style-name="ce27">
            <text:p>DOUX</text:p>
          </table:table-cell>
          <table:table-cell office:value-type="string" office:string-value="Mise au point douce" table:style-name="ce27">
            <text:p>Mise au point douce</text:p>
          </table:table-cell>
          <table:table-cell office:value-type="string" office:string-value="SOFT" table:style-name="ce28">
            <text:p>SOFT</text:p>
          </table:table-cell>
          <table:table-cell office:value-type="string" office:string-value="Soft Focus" table:style-name="ce26">
            <text:p>Soft Focus</text:p>
          </table:table-cell>
        </table:table-row>
        <table:table-row>
          <table:table-cell table:number-columns-repeated="3"/>
          <table:table-cell table:style-name="ce25" table:number-columns-repeated="2"/>
        </table:table-row>
        <table:table-row>
          <table:table-cell table:number-columns-repeated="3"/>
          <table:table-cell office:value-type="string" office:string-value="(1) = as displayed in the visualisation mode (in the 'Creative control' icon)">
            <text:p>(1) = as displayed in the visualisation mode (in the 'Creative control' icon)</text:p>
          </table:table-cell>
        </table:table-row>
        <table:table-row>
          <table:table-cell table:number-columns-repeated="3"/>
          <table:table-cell office:value-type="string" office:string-value="(2) = as displayed in the menu 'Creative control' of the camera">
            <text:p>(2) = as displayed in the menu 'Creative control' of the camera</text:p>
          </table:table-cell>
        </table:table-row>
        <table:table-row>
          <table:table-cell/>
        </table:table-row>
        <table:table-row>
          <table:table-cell office:value-type="string" office:string-value="2/ Camera in 'Automatic' mode (iA) and non automatic modes (P, A, S, SCN)" table:style-name="ce29">
            <text:p>2/ Camera in 'Automatic' mode (iA) and non automatic modes (P, A, S, SCN)</text:p>
          </table:table-cell>
          <table:table-cell table:number-columns-repeated="8"/>
        </table:table-row>
        <table:table-row>
          <table:table-cell/>
        </table:table-row>
        <table:table-row>
          <table:table-cell office:value-type="string" office:string-value="Shooting mode" table:style-name="ce30">
            <text:p>Shooting mode</text:p>
          </table:table-cell>
          <table:table-cell table:style-name="ce31"/>
          <table:table-cell office:value-type="string" office:string-value="AdvancedSceneType" table:style-name="ce32">
            <text:p>AdvancedSceneType</text:p>
          </table:table-cell>
          <table:table-cell table:style-name="ce33"/>
          <table:table-cell table:style-name="ce34"/>
          <table:table-cell table:style-name="ce32" table:number-columns-repeated="3"/>
          <table:table-cell table:style-name="ce35"/>
        </table:table-row>
        <table:table-row>
          <table:table-cell office:value-type="string" office:string-value="6, 7, 8 ; 2, 3, 55, ....." table:style-name="ce36" table:number-columns-spanned="2">
            <text:p>6, 7, 8 ; 2, 3, 55, .....</text:p>
          </table:table-cell>
          <table:covered-table-cell/>
          <table:table-cell office:value-type="float" office:value="1" table:style-name="ce36">
            <text:p>1</text:p>
          </table:table-cell>
          <table:table-cell office:value-type="string" office:string-value="NORMAL" table:style-name="ce37">
            <text:p>NORMAL</text:p>
          </table:table-cell>
          <table:table-cell office:value-type="string" office:string-value="Camera in non automatic mode (Program, Aperture, Shutter prioity or 'Scene mode')" table:style-name="ce37">
            <text:p>Camera in non automatic mode (Program, Aperture, Shutter prioity or 'Scene mode')</text:p>
          </table:table-cell>
          <table:table-cell table:number-columns-repeated="3"/>
          <table:table-cell table:style-name="ce23"/>
        </table:table-row>
        <table:table-row table:style-name="ro1">
          <table:table-cell office:value-type="string" office:string-value="37 ; 2, 3, 9, 55, ...." table:style-name="ce38" table:number-columns-spanned="2">
            <text:p>37 ; 2, 3, 9, 55, ....</text:p>
          </table:table-cell>
          <table:covered-table-cell table:style-name="ce28"/>
          <table:table-cell office:value-type="float" office:value="5" table:style-name="ce38">
            <text:p>5</text:p>
          </table:table-cell>
          <table:table-cell office:value-type="string" office:string-value="AUTO" table:style-name="ce28">
            <text:p>AUTO</text:p>
          </table:table-cell>
          <table:table-cell office:value-type="string" office:string-value="Camera in automatic mode (&quot;iA&quot; on the TZ40)" table:style-name="ce28">
            <text:p>Camera in automatic mode ("iA" on the TZ40)</text:p>
          </table:table-cell>
          <table:table-cell table:style-name="ce28" table:number-columns-repeated="3"/>
          <table:table-cell table:style-name="ce26"/>
        </table:table-row>
        <table:table-row>
          <table:table-cell table:number-columns-repeated="2"/>
          <table:table-cell table:number-columns-repeated="7"/>
        </table:table-row>
      </table:table>
      <table:table table:name="Sheet2" table:style-name="ta1">
        <table:table-column table:default-cell-style-name="ce1"/>
        <table:table-row table:default-cell-style-name="ce1" table:number-rows-repeated="2">
          <table:table-cell/>
        </table:table-row>
      </table:table>
      <table:table table:name="Sheet3" table:style-name="ta1">
        <table:table-column table:default-cell-style-name="ce1"/>
        <table:table-row table:default-cell-style-name="ce1" table:number-rows-repeated="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<text:sheet-name>???</text:sheet-name>
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9</meta:editing-cycles>
    <dc:date>2014-01-08T23:12:04</dc:date>
    <meta:creation-date>2014-01-08T21:51:28</meta:creation-date>
    <dc:creator>Nicolas</dc:creator>
  </office:meta>
</office:document-meta>
</file>